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25cm" fo:min-width="1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/>
    </style:style>
    <style:style style:name="gr3" style:family="graphic" style:parent-style-name="standard">
      <style:graphic-properties draw:stroke="none" draw:fill-color="#662d91" draw:textarea-vertical-align="middle" draw:auto-grow-height="false" fo:min-height="0.751cm" fo:min-width="0.501cm"/>
    </style:style>
    <style:style style:name="gr4" style:family="graphic" style:parent-style-name="standard">
      <style:graphic-properties draw:stroke="none" svg:stroke-color="#d5a6fe" draw:fill-color="#d5a6fe" draw:textarea-vertical-align="middle" draw:auto-grow-height="false" fo:min-height="0.751cm" fo:min-width="0.501cm"/>
    </style:style>
    <style:style style:name="gr5" style:family="graphic" style:parent-style-name="standard">
      <style:graphic-properties draw:stroke="none" svg:stroke-color="#d5a6fe" draw:fill-color="#d5a6fe" draw:textarea-vertical-align="middle" draw:auto-grow-height="false" fo:min-height="0.75cm" fo:min-width="0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662d91"/>
      <style:paragraph-properties fo:text-align="center"/>
    </style:style>
    <style:style style:name="P5" style:family="paragraph">
      <loext:graphic-properties draw:fill-color="#d5a6f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6cm" svg:height="9.5cm" svg:x="2.9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cm" svg:x="3.5cm" svg:y="6.5cm">
          <text:p text:style-name="P2"><text:span text:style-name="T1">Analyse et spécification</text:span><text:span text:style-name="T1"><text:line-break/></text:span><text:span text:style-name="T1">des besoin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6cm" svg:y="8cm">
          <text:p text:style-name="P2">Conce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8cm" svg:y="9.5cm">
          <text:p text:style-name="P2">Réalis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10cm" svg:y="11cm">
          <text:p text:style-name="P2">Tes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12cm" svg:y="12.5cm">
          <text:p text:style-name="P2">Mise en serv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14cm" svg:y="14cm">
          <text:p text:style-name="P2">Maintenanc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.1cm" svg:y="7.2cm">
          <text:p/>
          <draw:enhanced-geometry svg:viewBox="0 0 21600 21600" draw:text-areas="0 0 21600 21600" draw:type="circular-arrow" draw:modifiers="-90.17069198612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1cm" svg:height="1cm" svg:x="11.6cm" svg:y="8.7cm">
          <text:p/>
          <draw:enhanced-geometry svg:viewBox="0 0 21600 21600" draw:text-areas="0 0 21600 21600" draw:type="circular-arrow" draw:modifiers="-90.17069198612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1cm" svg:height="1cm" svg:x="13.6cm" svg:y="10.2cm">
          <text:p/>
          <draw:enhanced-geometry svg:viewBox="0 0 21600 21600" draw:text-areas="0 0 21600 21600" draw:type="circular-arrow" draw:modifiers="-90.17069198612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1cm" svg:height="1cm" svg:x="15.6cm" svg:y="11.7cm">
          <text:p/>
          <draw:enhanced-geometry svg:viewBox="0 0 21600 21600" draw:text-areas="0 0 21600 21600" draw:type="circular-arrow" draw:modifiers="-90.17069198612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1cm" svg:height="1cm" svg:x="17.6cm" svg:y="13.2cm">
          <text:p/>
          <draw:enhanced-geometry svg:viewBox="0 0 21600 21600" draw:text-areas="0 0 21600 21600" draw:type="circular-arrow" draw:modifiers="-90.17069198612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5" draw:layer="layout" svg:width="1cm" svg:height="1cm" svg:x="13.4cm" svg:y="13.3cm">
          <text:p/>
          <draw:enhanced-geometry svg:viewBox="0 0 21600 21600" draw:text-areas="0 0 21600 21600" draw:mirror-vertical="true" draw:mirror-horizontal="true" draw:type="circular-arrow" draw:modifiers="-90.1706919861213 0.352368125205954 8771.794255834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1cm" svg:height="1cm" svg:x="11.4cm" svg:y="11.8cm">
          <text:p/>
          <draw:enhanced-geometry svg:viewBox="0 0 21600 21600" draw:text-areas="0 0 21600 21600" draw:mirror-vertical="true" draw:mirror-horizontal="true" draw:type="circular-arrow" draw:modifiers="-90.1706919861213 0.352368125205954 8771.794255834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1cm" svg:height="1cm" svg:x="9.4cm" svg:y="10.3cm">
          <text:p/>
          <draw:enhanced-geometry svg:viewBox="0 0 21600 21600" draw:text-areas="0 0 21600 21600" draw:mirror-vertical="true" draw:mirror-horizontal="true" draw:type="circular-arrow" draw:modifiers="-90.1706919861213 0.352368125205954 8771.794255834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1cm" svg:height="1cm" svg:x="7.4cm" svg:y="8.8cm">
          <text:p/>
          <draw:enhanced-geometry svg:viewBox="0 0 21600 21600" draw:text-areas="0 0 21600 21600" draw:mirror-vertical="true" draw:mirror-horizontal="true" draw:type="circular-arrow" draw:modifiers="-90.1706919861213 0.352368125205954 8771.794255834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1cm" svg:height="1cm" svg:x="5.4cm" svg:y="7.3cm">
          <text:p/>
          <draw:enhanced-geometry svg:viewBox="0 0 21600 21600" draw:text-areas="0 0 21600 21600" draw:mirror-vertical="true" draw:mirror-horizontal="true" draw:type="circular-arrow" draw:modifiers="-90.1706919861213 0.352368125205954 8771.794255834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n Rolland</meta:initial-creator>
    <meta:creation-date>2015-09-13T12:25:50.479268188</meta:creation-date>
    <dc:date>2015-09-13T19:09:29.271468821</dc:date>
    <dc:creator>Glenn Rolland</dc:creator>
    <meta:editing-duration>PT26M57S</meta:editing-duration>
    <meta:editing-cycles>16</meta:editing-cycles>
    <meta:generator>LibreOffice/5.0.1.2.0$Linux_X86_64 LibreOffice_project/00m0$Build-2</meta:generator>
    <meta:document-statistic meta:object-count="17"/>
  </office:meta>
</office:document-meta>
</file>